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FreeSans1" svg:font-family="FreeSans" style:font-family-generic="swiss"/>
    <style:font-face style:name="TeX Gyre Bonum" svg:font-family="'TeX Gyre Bo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TeX Gyre Bonum" fo:font-size="12pt" fo:letter-spacing="normal" fo:font-style="normal" fo:font-weight="normal" officeooo:rsid="000d9c19" officeooo:paragraph-rsid="000d9c19"/>
    </style:style>
    <style:style style:name="P2" style:family="paragraph" style:parent-style-name="Text_20_body">
      <style:text-properties fo:font-variant="normal" fo:text-transform="none" fo:color="#000000" style:font-name="TeX Gyre Bonum" fo:font-size="14pt" fo:letter-spacing="normal" fo:font-style="normal" fo:font-weight="normal" style:font-size-asian="14pt" style:font-size-complex="14pt"/>
    </style:style>
    <style:style style:name="P3" style:family="paragraph" style:parent-style-name="Text_20_body">
      <style:text-properties fo:font-variant="normal" fo:text-transform="none" fo:color="#000000" style:font-name="TeX Gyre Bonum" fo:font-size="14pt" fo:letter-spacing="normal" fo:font-style="normal" fo:font-weight="normal" officeooo:rsid="000da3db" officeooo:paragraph-rsid="000da3db" style:font-size-asian="14pt" style:font-size-complex="14pt"/>
    </style:style>
    <style:style style:name="P4" style:family="paragraph" style:parent-style-name="Standard">
      <style:text-properties style:font-name="TeX Gyre Bonum" fo:font-size="14pt" officeooo:rsid="000d9c19" style:font-size-asian="12.25pt" style:font-size-complex="14pt"/>
    </style:style>
    <style:style style:name="P5" style:family="paragraph" style:parent-style-name="Text_20_body" style:list-style-name="L1">
      <style:text-properties fo:font-variant="normal" fo:text-transform="none" fo:color="#000000" style:font-name="TeX Gyre Bonum" fo:font-size="14pt" fo:letter-spacing="normal" fo:font-style="normal" fo:font-weight="normal" officeooo:rsid="000d9c19" officeooo:paragraph-rsid="000d9c19" style:font-size-asian="14pt" style:font-size-complex="14pt"/>
    </style:style>
    <style:style style:name="P6" style:family="paragraph" style:parent-style-name="Text_20_body">
      <style:text-properties fo:font-variant="normal" fo:text-transform="none" fo:color="#000000" style:font-name="TeX Gyre Bonum" fo:font-size="14pt" fo:letter-spacing="normal" fo:font-style="normal" fo:font-weight="normal" officeooo:rsid="000da3db" officeooo:paragraph-rsid="000da3db" style:font-size-asian="14pt" style:font-size-complex="14pt"/>
    </style:style>
    <style:style style:name="P7" style:family="paragraph" style:parent-style-name="Text_20_body">
      <style:text-properties fo:font-variant="normal" fo:text-transform="none" fo:color="#000000" style:font-name="TeX Gyre Bonum" fo:font-size="14pt" fo:letter-spacing="normal" fo:font-style="normal" fo:font-weight="normal" officeooo:rsid="000e4baf" officeooo:paragraph-rsid="000e4baf" style:font-size-asian="14pt" style:font-size-complex="14pt"/>
    </style:style>
    <style:style style:name="P8" style:family="paragraph" style:parent-style-name="Text_20_body">
      <style:text-properties fo:font-variant="normal" fo:text-transform="none" fo:color="#000000" style:font-name="TeX Gyre Bonum" fo:font-size="14pt" fo:letter-spacing="normal" fo:font-style="normal" fo:font-weight="normal" officeooo:rsid="000e5470" officeooo:paragraph-rsid="000e5470" style:font-size-asian="14pt" style:font-size-complex="14pt"/>
    </style:style>
    <style:style style:name="P9" style:family="paragraph" style:parent-style-name="Text_20_body">
      <style:text-properties fo:font-variant="normal" fo:text-transform="none" fo:color="#000000" style:font-name="TeX Gyre Bonum" fo:font-size="14pt" fo:letter-spacing="normal" fo:font-style="normal" fo:font-weight="normal" officeooo:rsid="000f33f1" officeooo:paragraph-rsid="000f33f1" style:font-size-asian="14pt" style:font-size-complex="14pt"/>
    </style:style>
    <style:style style:name="P10" style:family="paragraph" style:parent-style-name="Text_20_body">
      <style:text-properties fo:font-variant="normal" fo:text-transform="none" fo:color="#000000" style:font-name="TeX Gyre Bonum" fo:font-size="14pt" fo:letter-spacing="normal" fo:font-style="normal" fo:font-weight="normal" officeooo:rsid="0010ff88" officeooo:paragraph-rsid="0010ff88" style:font-size-asian="14pt" style:font-size-complex="14pt"/>
    </style:style>
    <style:style style:name="P11" style:family="paragraph" style:parent-style-name="Text_20_body">
      <style:text-properties fo:font-variant="normal" fo:text-transform="none" fo:color="#000000" style:font-name="TeX Gyre Bonum" fo:font-size="14pt" fo:letter-spacing="normal" fo:font-style="normal" fo:font-weight="normal" officeooo:rsid="0012d361" officeooo:paragraph-rsid="0012d361" style:font-size-asian="14pt" style:font-size-complex="14pt"/>
    </style:style>
    <style:style style:name="P12" style:family="paragraph" style:parent-style-name="Text_20_body" style:list-style-name="L2">
      <style:text-properties fo:font-variant="normal" fo:text-transform="none" fo:color="#000000" style:font-name="TeX Gyre Bonum" fo:font-size="13pt" fo:letter-spacing="normal" fo:font-style="normal" fo:font-weight="normal" officeooo:paragraph-rsid="0012d361" style:font-size-asian="13pt" style:font-size-complex="13pt"/>
    </style:style>
    <style:style style:name="P13" style:family="paragraph" style:parent-style-name="Text_20_body">
      <style:text-properties fo:font-variant="normal" fo:text-transform="none" fo:color="#000000" style:font-name="TeX Gyre Bonum" fo:font-size="13pt" fo:letter-spacing="normal" fo:font-style="normal" fo:font-weight="normal" officeooo:paragraph-rsid="0012d361" style:font-size-asian="13pt" style:font-size-complex="13pt"/>
    </style:style>
    <style:style style:name="P14" style:family="paragraph" style:parent-style-name="Text_20_body">
      <style:text-properties fo:font-variant="normal" fo:text-transform="none" fo:color="#000000" style:font-name="TeX Gyre Bonum" fo:font-size="13pt" fo:letter-spacing="normal" fo:font-style="normal" fo:font-weight="normal" officeooo:rsid="00147559" officeooo:paragraph-rsid="00151238" style:font-size-asian="13pt" style:font-size-complex="13pt"/>
    </style:style>
    <style:style style:name="P15" style:family="paragraph" style:parent-style-name="Text_20_body">
      <style:text-properties fo:font-variant="normal" fo:text-transform="none" fo:color="#000000" style:font-name="TeX Gyre Bonum" fo:font-size="13pt" fo:letter-spacing="normal" fo:font-style="normal" fo:font-weight="normal" officeooo:rsid="00151238" officeooo:paragraph-rsid="00151238" style:font-size-asian="13pt" style:font-size-complex="13pt"/>
    </style:style>
    <style:style style:name="P16" style:family="paragraph" style:parent-style-name="Text_20_body" style:list-style-name="L2">
      <style:text-properties officeooo:paragraph-rsid="0012d361"/>
    </style:style>
    <style:style style:name="P17" style:family="paragraph" style:parent-style-name="Text_20_body">
      <style:text-properties officeooo:paragraph-rsid="00151238"/>
    </style:style>
    <style:style style:name="T1" style:family="text">
      <style:text-properties style:font-name="TeX Gyre Bonum" fo:font-size="18pt" officeooo:rsid="000d9c19" style:font-size-asian="18pt" style:font-size-complex="18pt"/>
    </style:style>
    <style:style style:name="T2" style:family="text">
      <style:text-properties fo:font-size="13pt" style:font-size-asian="13pt" style:font-size-complex="13pt"/>
    </style:style>
    <style:style style:name="T3" style:family="text">
      <style:text-properties fo:font-size="13pt" officeooo:rsid="000de687" style:font-size-asian="13pt" style:font-size-complex="13pt"/>
    </style:style>
    <style:style style:name="T4" style:family="text">
      <style:text-properties fo:font-size="13pt" officeooo:rsid="000e4baf" style:font-size-asian="13pt" style:font-size-complex="13pt"/>
    </style:style>
    <style:style style:name="T5" style:family="text">
      <style:text-properties fo:font-size="13pt" officeooo:rsid="000fa839" style:font-size-asian="13pt" style:font-size-complex="13pt"/>
    </style:style>
    <style:style style:name="T6" style:family="text">
      <style:text-properties fo:font-size="13pt" officeooo:rsid="001118f1"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officeooo:rsid="0012d361"/>
    </style:style>
    <style:style style:name="T9" style:family="text">
      <style:text-properties fo:font-variant="normal" fo:text-transform="none" fo:color="#000000" style:font-name="TeX Gyre Bonum" fo:font-size="13pt" fo:letter-spacing="normal" fo:font-style="normal" fo:font-weight="normal" officeooo:rsid="0012d361" style:font-size-asian="13pt" style:font-size-complex="13pt"/>
    </style:style>
    <style:style style:name="T10" style:family="text">
      <style:text-properties fo:font-variant="normal" fo:text-transform="none" fo:color="#000000" style:font-name="TeX Gyre Bonum" fo:font-size="13pt" fo:letter-spacing="normal" fo:font-style="normal" fo:font-weight="normal" style:font-size-asian="13pt" style:font-size-complex="13pt"/>
    </style:style>
    <style:style style:name="T11" style:family="text">
      <style:text-properties fo:font-variant="normal" fo:text-transform="none" fo:color="#000000" style:font-name="TeX Gyre Bonum" fo:font-size="13pt" fo:letter-spacing="normal" fo:font-style="normal" fo:font-weight="normal" officeooo:rsid="0012d361" style:font-size-asian="13pt" style:font-size-complex="13pt"/>
    </style:style>
    <style:style style:name="T12" style:family="text">
      <style:text-properties fo:color="#000000" style:font-name="TeX Gyre Bonum" fo:font-size="13pt" style:font-size-asian="13pt" style:font-size-complex="13pt"/>
    </style:style>
    <style:style style:name="T13" style:family="text">
      <style:text-properties fo:color="#000000" style:font-name="TeX Gyre Bonum" fo:font-size="13pt" officeooo:rsid="00151238" style:font-size-asian="13pt" style:font-size-complex="13pt"/>
    </style:style>
    <style:style style:name="T14" style:family="text">
      <style:text-properties officeooo:rsid="001512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 <text:s/><text:span text:style-name="T1">Bigdata Assignment 1.5</text:span></text:p>
      <text:p text:style-name="Standard"/>
      <text:p text:style-name="Standard"/>
      <text:p text:style-name="P2">Hadoop 2.x has the following three Major Components:</text:p>
      <text:list xml:id="list7072968690770241464" text:style-name="L1">
        <text:list-item>
          <text:p text:style-name="P5">HDFS</text:p>
        </text:list-item>
        <text:list-item>
          <text:p text:style-name="P5">YARN</text:p>
        </text:list-item>
        <text:list-item>
          <text:p text:style-name="P5">MapReduce</text:p>
        </text:list-item>
      </text:list>
      <text:p text:style-name="P1"/>
      <text:p text:style-name="P1"/>
      <text:p text:style-name="P3">HDFS(Hadoop distributed file System):</text:p>
      <text:p text:style-name="P3"><text:span text:style-name="Strong_20_Emphasis"><text:span text:style-name="T7">It </text:span></text:span><text:span text:style-name="T2">is the primary storage system of Hadoop. </text:span><text:span text:style-name="T3">Bsically , it </text:span><text:span text:style-name="T2">is a java based <text:s/></text:span><text:span text:style-name="T3">distributed </text:span><text:span text:style-name="T2">file system that provides scalable, fault tolerance, reliable and cost efficient data storage fo</text:span><text:span text:style-name="T3">r Big data</text:span><text:span text:style-name="T2"> </text:span><text:span text:style-name="T3">that</text:span><text:span text:style-name="T2"> runs on commodity hardware. </text:span><text:span text:style-name="T3">It is </text:span><text:span text:style-name="T2">configured with default configuration for many installations. </text:span><text:span text:style-name="T3">Through shell like commands it can be interacted. It has 3 </text:span><text:span text:style-name="T4">components name node , secondary name node and data node .</text:span></text:p>
      <text:p text:style-name="P3"/>
      <text:p text:style-name="P7"><text:span text:style-name="T2">Name Node – It <text:s/>is the master component of HDFS. It stores the metadata which is the directories structures and track of all the files in the folders.</text:span></text:p>
      <text:p text:style-name="P7"><text:span text:style-name="T2">It does not store actual data. It contains fsimage(file system image) which has the directory structure of HDFS, replication factor , file and access permissions ,block size and no of blocks constituting the file. Also it has edits which stores the all modifications done which later on updated with fsimage.</text:span></text:p>
      <text:p text:style-name="P7"/>
      <text:p text:style-name="P8"><text:span text:style-name="T2">Secondary NameNode – It has the responsibility of checkpointing that is merging of edits with fsimage . As it is time consuming as well as resource consuming it is taken care by other machine i.e Secondary NameNode. It gets the editlogs from the namenodes at regular intervals and creates the checkpoinit.Then copies the fsimage back to namenode.</text:span></text:p>
      <text:p text:style-name="P9"><text:soft-page-break/><text:span text:style-name="T2">DataNode – It stores actual data blocks of file in HDFS on its own local disk.It is the slave node.It sends signals to NameNode periodically (called as Heartbeat) to verify it is active or not . It performs all the block operation including periodic checksum and also whete the blocks is tobe stored and what is the replication factor. </text:span><text:span text:style-name="T5">This is the main workhorse of Hadoop HDFS.</text:span></text:p>
      <text:p text:style-name="P9"/>
      <text:p text:style-name="P9"/>
      <text:p text:style-name="P10"><text:span text:style-name="T5">Y</text:span><text:span text:style-name="T2">ARN(Yet Another Resource </text:span><text:span text:style-name="T6">Negotiator</text:span><text:span text:style-name="T2">) - </text:span></text:p>
      <text:p text:style-name="P11"><text:span text:style-name="T2">It comprises of 2 components-:</text:span></text:p>
      <text:list xml:id="list5550027022794479762" text:style-name="L2">
        <text:list-item>
          <text:p text:style-name="P16"><text:span text:style-name="T9">Resource Manager - </text:span><text:span text:style-name="T10">It is the master daemon of Yarn </text:span><text:span text:style-name="T9">which</text:span><text:span text:style-name="T10"> manages the </text:span><text:span text:style-name="T9">available </text:span><text:span text:style-name="T10">resources (CPU and memory) among all the applications </text:span><text:span text:style-name="T9">in an disrtribted environment</text:span><text:span text:style-name="T10">.</text:span><text:span text:style-name="T9">It has </text:span><text:span text:style-name="T10">scheduler </text:span><text:span text:style-name="T9">which </text:span><text:span text:style-name="T10">is responsible for allocating the resources to the running application. </text:span><text:span text:style-name="T9">Also it has application manager which </text:span><text:span text:style-name="T10"><text:s/></text:span><text:span text:style-name="T9">monitors the different nodes in the cluster .</text:span></text:p>
        </text:list-item>
        <text:list-item>
          <text:p text:style-name="P12"><text:span text:style-name="T8">Node Manager – It slave daemon of Yarn. It </text:span>is responsible for containers <text:span text:style-name="T8">which </text:span>monito<text:span text:style-name="T8">rs</text:span> the resource usage and reporting the same to the ResourceManager <text:span text:style-name="T8">so that it can distribute tasks or jobs t the datanodes.</text:span></text:p>
        </text:list-item>
      </text:list>
      <text:p text:style-name="P13"/>
      <text:p text:style-name="P13"/>
      <text:p text:style-name="P14">MapReduce – <text:span text:style-name="T14">It is a programming model designed for processing large volumes of data in parallel by dividing the work into a set of independent tasks. MapReduce works by breaking the processing into two phases:</text:span></text:p>
      <text:p text:style-name="P15">• the map phase</text:p>
      <text:p text:style-name="P15">• the reduce phase</text:p>
      <text:p text:style-name="P15">Each phase has key-value pairs as input and output, the types of which may be chosen by the programmer.</text:p>
      <text:p text:style-name="P15">The programmer also specifies two functions that is the map function</text:p>
      <text:p text:style-name="P15">and the reduce function. There is a shuffle and sort phase in between.</text:p>
      <text:p text:style-name="P17"><text:soft-page-break/><text:span text:style-name="T13">Map phase takes input in Key-Value pairs and <text:s/>produces output in the form of Key-Value pair which are grouped together on the basis of Key. Then the key and its associated set of values are sent to the Reduce phase where Reduce method applied <text:s/>on the key and associated list of values. Then the output of Reduce is written to HDFS.</text:span><text:lin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sans-serif"/>
    <style:font-face style:name="FreeSans1" svg:font-family="FreeSans" style:font-family-generic="swiss"/>
    <style:font-face style:name="TeX Gyre Bonum" svg:font-family="'TeX Gyre Bo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9:56:03.173808394</meta:creation-date>
    <dc:date>2018-05-18T01:27:49.215354438</dc:date>
    <meta:editing-duration>PT4H24M14S</meta:editing-duration>
    <meta:editing-cycles>9</meta:editing-cycles>
    <meta:generator>LibreOffice/4.2.8.2$Linux_X86_64 LibreOffice_project/420m0$Build-2</meta:generator>
    <meta:document-statistic meta:table-count="0" meta:image-count="0" meta:object-count="0" meta:page-count="3" meta:paragraph-count="22" meta:word-count="534" meta:character-count="3168" meta:non-whitespace-character-count="2644"/>
  </office:meta>
</office:document-meta>
</file>